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4D41B7F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2.372cm" fo:min-width="37.092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592cm" svg:height="22.622cm" svg:x="0cm" svg:y="-0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" draw:start-glue-point="9" draw:end-shape="id2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2" draw:start-glue-point="1" draw:end-shape="id3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4" draw:start-glue-point="3" draw:end-shape="id1" draw:end-glue-point="9" svg:d="M21362 14357l-6799 1687" svg:viewBox="0 0 6800 1688">
          <text:p/>
        </draw:connector>
        <draw:custom-shape draw:style-name="gr21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635cm" svg:y="8.3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122cm" svg:y="4.3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503cm" svg:y="4.6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751cm" svg:y="20.5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3" draw:start-glue-point="6" draw:end-shape="id2" draw:end-glue-point="1" svg:d="M31867 16045l-7169 151" svg:viewBox="0 0 7170 152">
          <text:p/>
        </draw:connector>
        <draw:custom-shape draw:style-name="gr27" draw:text-style-name="P22" xml:id="id4" draw:id="id4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351cm" svg:y="20.4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366cm" svg:y="19.8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15cm" svg:y="18.9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15cm" svg:y="19.8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14cm" svg:y="18.84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14cm" svg:y="19.762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807cm" svg:y="9.8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419cm" svg:y="9.8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351cm" svg:y="21.1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7" draw:start-glue-point="11" draw:end-shape="id1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" draw:start-glue-point="3" draw:end-shape="id7" draw:end-glue-point="10" svg:d="M12861 16196l-7189 136" svg:viewBox="0 0 7190 137">
          <text:p/>
        </draw:connector>
        <draw:custom-shape draw:style-name="gr43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501cm" svg:y="13.2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8" draw:start-glue-point="3" draw:end-shape="id9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9" draw:start-glue-point="3" draw:end-shape="id4" draw:end-glue-point="1" svg:d="M23501 14353l-437 4" svg:viewBox="0 0 438 5">
          <text:p/>
        </draw:connector>
        <draw:custom-shape draw:style-name="gr47" draw:text-style-name="P30" xml:id="id10" draw:id="id10" draw:layer="layout" svg:width="0.711cm" svg:height="2.184cm" svg:x="2.776cm" svg:y="6.0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54cm" svg:y="6.0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12" draw:start-glue-point="1" draw:end-shape="id13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13" draw:start-glue-point="1" draw:end-shape="id14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11" draw:start-glue-point="1" draw:end-shape="id12" draw:end-glue-point="3" svg:d="M5624 7126l26221 14" svg:viewBox="0 0 26222 15">
          <text:p/>
        </draw:connector>
        <draw:custom-shape draw:style-name="gr51" draw:text-style-name="P31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14" draw:start-glue-point="2" draw:end-shape="id8" draw:end-glue-point="1" svg:d="M35962 7431v6934h-9613" svg:viewBox="0 0 9614 6935">
          <text:p/>
        </draw:connector>
        <draw:custom-shape draw:style-name="gr53" draw:text-style-name="P31" xml:id="id3" draw:id="id3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366cm" svg:y="19.1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451cm" svg:y="21.1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466cm" svg:y="20.4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0.466cm" svg:y="19.7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2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767cm" svg:y="19.1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751cm" svg:y="21.1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766cm" svg:y="19.8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2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3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3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4" draw:layer="layout" svg:width="0.762cm" svg:height="0.727cm" svg:x="0.815cm" svg:y="17.9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10.548cm" svg:height="0.854cm" svg:x="1.714cm" svg:y="17.916cm">
          <text:list text:style-name="L3">
            <text:list-item>
              <text:p text:style-name="P24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94D41B7F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2.6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9T09:01:16.559869165</dc:date>
    <dc:creator>Igor Zboran</dc:creator>
    <meta:editing-duration>P2DT2H4M15S</meta:editing-duration>
    <meta:editing-cycles>422</meta:editing-cycles>
    <meta:generator>LibreOffice/24.2.4.2$Linux_X86_64 LibreOffice_project/d29029bfb700ea4a272da1366c5f5e7c14e351b5</meta:generator>
    <meta:document-statistic meta:object-count="73"/>
  </office:meta>
</office:document-meta>
</file>